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Benvenuto sul sito che parla di Bologna.<text:line-break/>Vi accompagno con l'audio e per maggiori dettagli potete leggere il testo e le immagini nella pagina.<text:line-break/>Vi porto indietro nel tempo basandomi sul luogo dove vi fermate.<text:line-break/>Se sul posto trovate un QR-code potete accedere ad una pagina direttamente.<text:line-break/>In assenza del QR-code attivando il GPS del vostro smartphone, in alto a destra trovate un bottone rettangolare verde che vi presenterà la lista dei posti nelle vicinanze che sono di interesse.<text:line-break/>Selezionando una voce della lista vi si aprirà la pagina corrispondente a quel luogo. In alto a sinistra ci sono tre lineette orizzontali che vi dà la lista completa dei luoghi che sono documentati nel si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0:45:00Z</meta:creation-date>
    <dc:date>2025-11-01T20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102" meta:character-count="685" meta:row-count="4" meta:non-whitespace-character-count="584"/>
  </office:meta>
</office:document-meta>
</file>